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0CBE5CDD4FD2C9A4FD5.png" manifest:media-type="image/png"/>
  <manifest:file-entry manifest:full-path="Pictures/1000000100000438000000FF4FCA2C93B0ABB258.png" manifest:media-type="image/png"/>
  <manifest:file-entry manifest:full-path="Pictures/1000000100000438000000C6F5A3F959DF0DFD76.png" manifest:media-type="image/png"/>
  <manifest:file-entry manifest:full-path="Pictures/10000001000004380000014E4FEEE59C9E60EF2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fo:font-weight="bold" officeooo:rsid="001a4663" officeooo:paragraph-rsid="001a4663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19e86f" officeooo:paragraph-rsid="0019e86f"/>
    </style:style>
    <style:style style:name="P3" style:family="paragraph" style:parent-style-name="Standard">
      <style:text-properties officeooo:rsid="001a4663" officeooo:paragraph-rsid="001a46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Q] Retrieving Information From Tables.</text:p>
      <text:p text:style-name="P3"/>
      <text:p text:style-name="P3">Q 1]:-</text:p>
      <text:p text:style-name="P3"><draw:frame draw:style-name="fr1" draw:name="Image1" text:anchor-type="char" svg:x="0cm" svg:y="0.45cm" svg:width="17cm" svg:height="5.412cm" draw:z-index="0"><draw:image xlink:href="Pictures/10000001000004380000014E4FEEE59C9E60EF22.png" xlink:type="simple" xlink:show="embed" xlink:actuate="onLoad" draw:mime-type="image/png"/></draw:frame><text:s/></text:p>
      <text:p text:style-name="P3"/>
      <text:p text:style-name="P3">Q 2]:-</text:p>
      <text:p text:style-name="P3"/>
      <text:p text:style-name="P3"><draw:frame draw:style-name="fr2" draw:name="Image2" text:anchor-type="char" svg:width="17cm" svg:height="3.357cm" draw:z-index="1"><draw:image xlink:href="Pictures/1000000100000438000000C6F5A3F959DF0DFD76.png" xlink:type="simple" xlink:show="embed" xlink:actuate="onLoad" draw:mime-type="image/png"/></draw:frame></text:p>
      <text:p text:style-name="P3"/>
      <text:p text:style-name="P3">Q 3]:-</text:p>
      <text:p text:style-name="P3"/>
      <text:p text:style-name="P3"><draw:frame draw:style-name="fr1" draw:name="Image3" text:anchor-type="char" svg:x="0cm" svg:y="0cm" svg:width="17cm" svg:height="4.013cm" draw:z-index="2"><draw:image xlink:href="Pictures/1000000100000438000000FF4FCA2C93B0ABB258.png" xlink:type="simple" xlink:show="embed" xlink:actuate="onLoad" draw:mime-type="image/png"/></draw:frame><text:s/></text:p>
      <text:p text:style-name="P3"/>
      <text:p text:style-name="P3">Q 4]:-</text:p>
      <text:p text:style-name="P3"><draw:frame draw:style-name="fr1" draw:name="Image5" text:anchor-type="char" svg:x="0cm" svg:y="0.741cm" svg:width="17cm" svg:height="3.194cm" draw:z-index="3"><draw:image xlink:href="Pictures/1000000100000438000000CBE5CDD4FD2C9A4FD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1a4663" officeooo:paragraph-rsid="001a4663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07:22.882423862</meta:creation-date>
    <dc:date>2023-09-11T23:56:53.309235665</dc:date>
    <meta:editing-duration>PT6S</meta:editing-duration>
    <meta:editing-cycles>1</meta:editing-cycles>
    <meta:document-statistic meta:table-count="0" meta:image-count="4" meta:object-count="0" meta:page-count="1" meta:paragraph-count="7" meta:word-count="13" meta:character-count="64" meta:non-whitespace-character-count="54"/>
    <meta:generator>LibreOffice/7.3.7.2$Linux_X86_64 LibreOffice_project/30$Build-2</meta:generator>
  </office:meta>
</office:document-meta>
</file>